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a74f" officeooo:paragraph-rsid="000ea74f"/>
    </style:style>
    <style:style style:name="P2" style:family="paragraph" style:parent-style-name="Standard" style:list-style-name="L1">
      <style:text-properties officeooo:rsid="000ea74f" officeooo:paragraph-rsid="000ea74f"/>
    </style:style>
    <style:style style:name="P3" style:family="paragraph" style:parent-style-name="Standard">
      <style:text-properties officeooo:rsid="000fe280" officeooo:paragraph-rsid="000fe280"/>
    </style:style>
    <style:style style:name="P4" style:family="paragraph" style:parent-style-name="Standard" style:list-style-name="L3">
      <style:text-properties officeooo:rsid="000fe280" officeooo:paragraph-rsid="000fe280"/>
    </style:style>
    <style:style style:name="P5" style:family="paragraph" style:parent-style-name="Standard" style:list-style-name="L3">
      <style:text-properties officeooo:rsid="000fe280" officeooo:paragraph-rsid="000fe877"/>
    </style:style>
    <style:style style:name="P6" style:family="paragraph" style:parent-style-name="Standard" style:list-style-name="L1">
      <style:text-properties officeooo:rsid="000fe280" officeooo:paragraph-rsid="000fe280"/>
    </style:style>
    <style:style style:name="P7" style:family="paragraph" style:parent-style-name="Standard" style:list-style-name="L3">
      <style:text-properties officeooo:rsid="000fe877" officeooo:paragraph-rsid="000fe877"/>
    </style:style>
    <style:style style:name="P8" style:family="paragraph" style:parent-style-name="Standard">
      <style:text-properties officeooo:rsid="000fe877" officeooo:paragraph-rsid="000fe877"/>
    </style:style>
    <style:style style:name="T1" style:family="text">
      <style:text-properties officeooo:rsid="000fe280"/>
    </style:style>
    <style:style style:name="T2" style:family="text">
      <style:text-properties officeooo:rsid="000fe8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4Process</text:p>
      <text:p text:style-name="P1"/>
      <text:p text:style-name="P1">models</text:p>
      <text:list xml:id="list1209036647080699868" text:style-name="L1">
        <text:list-item>
          <text:p text:style-name="P2">each process contians one or more models/interactions</text:p>
        </text:list-item>
        <text:list-item>
          <text:p text:style-name="P2">each of these models has an energy range over which they are valid</text:p>
        </text:list-item>
        <text:list-item>
          <text:p text:style-name="P2">the models specify what will happen to the <text:span text:style-name="T1">particles involved if the process is chosen</text:span></text:p>
        </text:list-item>
        <text:list-item>
          <text:p text:style-name="P6">each model automatically uploads the appropriate final state data files, creates a series of G4HadronHPVector objects out of them and then stores them in G4HadronHp</text:p>
        </text:list-item>
      </text:list>
      <text:p text:style-name="P1"/>
      <text:p text:style-name="P3">data</text:p>
      <text:list xml:id="list1345766848178473241" text:style-name="L3">
        <text:list-item>
          <text:p text:style-name="P4">each process contians one or more <text:s/>data sets</text:p>
        </text:list-item>
        <text:list-item>
          <text:p text:style-name="P5">each data set <text:span text:style-name="T2">is stored in a G4CrossSectionDataStore object which automatically goes through and stores the revelant cross-section data files into G4CrossSectionData objects which are registered to the <text:s/>G4CrossSectionDataStore</text:span></text:p>
        </text:list-item>
        <text:list-item>
          <text:p text:style-name="P7">the data is used to determine what cross-section data is used, how it is doppler broadened and how it is accessed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8-07T17:02:31.923313935</meta:creation-date>
    <dc:date>2014-08-07T17:52:12.579756536</dc:date>
    <dc:creator>Wesley Ford</dc:creator>
    <meta:editing-duration>PT3M9S</meta:editing-duration>
    <meta:editing-cycles>2</meta:editing-cycles>
    <meta:generator>LibreOffice/4.2.5.2$Linux_X86_64 LibreOffice_project/420$Build-2</meta:generator>
    <meta:document-statistic meta:table-count="0" meta:image-count="0" meta:object-count="0" meta:page-count="1" meta:paragraph-count="10" meta:word-count="128" meta:character-count="778" meta:non-whitespace-character-count="665"/>
  </office:meta>
</office:document-meta>
</file>